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6.77cm"/>
    </style:style>
    <style:style style:name="co2" style:family="table-column">
      <style:table-column-properties fo:break-before="auto" style:column-width="2.275cm"/>
    </style:style>
    <style:style style:name="co3" style:family="table-column">
      <style:table-column-properties fo:break-before="auto" style:column-width="2.746cm"/>
    </style:style>
    <style:style style:name="co4" style:family="table-column">
      <style:table-column-properties fo:break-before="auto" style:column-width="2.267cm"/>
    </style:style>
    <style:style style:name="co5" style:family="table-column">
      <style:table-column-properties fo:break-before="auto" style:column-width="2.438cm"/>
    </style:style>
    <style:style style:name="co6" style:family="table-column">
      <style:table-column-properties fo:break-before="auto" style:column-width="2.364cm"/>
    </style:style>
    <style:style style:name="co7" style:family="table-column">
      <style:table-column-properties fo:break-before="auto" style:column-width="2.335cm"/>
    </style:style>
    <style:style style:name="co8" style:family="table-column">
      <style:table-column-properties fo:break-before="auto" style:column-width="2.806cm"/>
    </style:style>
    <style:style style:name="co9" style:family="table-column">
      <style:table-column-properties fo:break-before="auto" style:column-width="3.501cm"/>
    </style:style>
    <style:style style:name="co10" style:family="table-column">
      <style:table-column-properties fo:break-before="auto" style:column-width="2.134cm"/>
    </style:style>
    <style:style style:name="co11" style:family="table-column">
      <style:table-column-properties fo:break-before="auto" style:column-width="0.804cm"/>
    </style:style>
    <style:style style:name="ro1" style:family="table-row">
      <style:table-row-properties style:row-height="2.738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2.05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538cm" fo:break-before="auto" style:use-optimal-row-height="true"/>
    </style:style>
    <style:style style:name="ro7" style:family="table-row">
      <style:table-row-properties style:row-height="0.342cm" fo:break-before="auto" style:use-optimal-row-height="fals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paragraph-properties fo:text-align="center" fo:margin-left="0cm"/>
      <style:text-properties fo:color="#000080" fo:font-size="32pt" fo:font-weight="bold"/>
    </style:style>
    <style:style style:name="ce2" style:family="table-cell" style:parent-style-name="Default">
      <style:table-cell-properties style:text-align-source="fix" style:repeat-content="false"/>
      <style:paragraph-properties fo:text-align="justify" fo:margin-left="0cm"/>
      <style:text-properties fo:color="#000000" fo:font-size="12pt" fo:font-weight="bold"/>
    </style:style>
    <style:style style:name="ce3" style:family="table-cell" style:parent-style-name="Default">
      <style:text-properties fo:color="#000080" fo:font-size="14pt" fo:font-weight="bold"/>
    </style:style>
    <style:style style:name="ce4" style:family="table-cell" style:parent-style-name="Default">
      <style:table-cell-properties style:vertical-align="top"/>
      <style:text-properties fo:color="#000080" style:font-name="Lucida Console" fo:font-size="9pt" fo:language="zxx" fo:country="none" style:font-name-asian="Courier New" style:language-asian="zxx" style:country-asian="none" style:font-name-complex="Courier New" style:language-complex="zxx" style:country-complex="none"/>
    </style:style>
    <style:style style:name="ce5" style:family="table-cell" style:parent-style-name="Default">
      <style:text-properties fo:color="#000080" style:font-name="Lucida Console" fo:font-size="9pt"/>
    </style:style>
    <style:style style:name="ce6" style:family="table-cell" style:parent-style-name="Default">
      <style:text-properties fo:color="#00ae00" fo:font-size="14pt" fo:font-weight="bold"/>
    </style:style>
    <style:style style:name="ce7" style:family="table-cell" style:parent-style-name="Default">
      <style:table-cell-properties style:vertical-align="top"/>
      <style:text-properties fo:color="#00ae00" style:font-name="Lucida Console" fo:font-size="9pt" fo:language="zxx" fo:country="none" style:font-name-asian="Courier New" style:language-asian="zxx" style:country-asian="none" style:font-name-complex="Courier New" style:language-complex="zxx" style:country-complex="none"/>
    </style:style>
    <style:style style:name="ce8" style:family="table-cell" style:parent-style-name="Default">
      <style:text-properties fo:color="#00ae00" style:font-name="Lucida Console" fo:font-size="9pt"/>
    </style:style>
    <style:style style:name="ce9" style:family="table-cell" style:parent-style-name="Default">
      <style:text-properties fo:color="#ff0000" fo:font-size="14pt" fo:font-weight="bold"/>
    </style:style>
    <style:style style:name="ce10" style:family="table-cell" style:parent-style-name="Default">
      <style:table-cell-properties style:vertical-align="top"/>
      <style:text-properties fo:color="#ff0000" style:font-name="Lucida Console" fo:font-size="9pt" fo:language="zxx" fo:country="none" style:font-name-asian="Courier New" style:language-asian="zxx" style:country-asian="none" style:font-name-complex="Courier New" style:language-complex="zxx" style:country-complex="none"/>
    </style:style>
    <style:style style:name="ce11" style:family="table-cell" style:parent-style-name="Default">
      <style:text-properties fo:color="#ff0000" style:font-name="Lucida Console" fo:font-size="9pt"/>
    </style:style>
    <style:style style:name="ce12" style:family="table-cell" style:parent-style-name="Default">
      <style:table-cell-properties style:text-align-source="fix" style:repeat-content="false"/>
      <style:paragraph-properties fo:text-align="center" fo:margin-left="0cm"/>
      <style:text-properties fo:font-size="12pt" fo:font-weight="bold"/>
    </style:style>
    <style:style style:name="ce13" style:family="table-cell" style:parent-style-name="Default">
      <style:table-cell-properties style:text-align-source="fix" style:repeat-content="false"/>
      <style:paragraph-properties fo:text-align="center" fo:margin-left="0cm"/>
      <style:text-properties fo:color="#9999ff" fo:font-weight="bold"/>
    </style:style>
    <style:style style:name="ce14" style:family="table-cell" style:parent-style-name="Default">
      <style:table-cell-properties style:text-align-source="fix" style:repeat-content="false"/>
      <style:paragraph-properties fo:text-align="center" fo:margin-left="0cm"/>
      <style:text-properties fo:color="#0047ff" fo:font-weight="bold"/>
    </style:style>
    <style:style style:name="ce15" style:family="table-cell" style:parent-style-name="Default">
      <style:table-cell-properties style:text-align-source="fix" style:repeat-content="false" style:vertical-align="middle"/>
      <style:paragraph-properties fo:text-align="center" fo:margin-left="0cm"/>
      <style:text-properties fo:color="#000080" fo:font-size="10pt" fo:font-weight="bold"/>
    </style:style>
    <style:style style:name="ce16" style:family="table-cell" style:parent-style-name="Default">
      <style:table-cell-properties style:text-align-source="fix" style:repeat-content="false" style:vertical-align="middle"/>
      <style:paragraph-properties fo:text-align="center" fo:margin-left="0cm"/>
      <style:text-properties fo:color="#00ae00" fo:font-size="10pt" fo:font-weight="bold"/>
    </style:style>
    <style:style style:name="ce17" style:family="table-cell" style:parent-style-name="Default">
      <style:table-cell-properties style:text-align-source="fix" style:repeat-content="false" style:vertical-align="middle"/>
      <style:paragraph-properties fo:text-align="center" fo:margin-left="0cm"/>
      <style:text-properties fo:color="#ff0000" fo:font-size="10pt" fo:font-weight="bold"/>
    </style:style>
    <style:style style:name="ce18" style:family="table-cell" style:parent-style-name="Default">
      <style:text-properties fo:color="#9999ff" fo:font-weight="bold"/>
    </style:style>
    <style:style style:name="ce19" style:family="table-cell" style:parent-style-name="Default">
      <style:table-cell-properties style:vertical-align="middle"/>
      <style:text-properties fo:color="#9999ff" fo:font-weight="bold"/>
    </style:style>
    <style:style style:name="ce20" style:family="table-cell" style:parent-style-name="Default">
      <style:text-properties fo:color="#ff0000" fo:font-weight="bold"/>
    </style:style>
    <style:style style:name="ce21" style:family="table-cell" style:parent-style-name="Default" style:data-style-name="N110">
      <style:text-properties fo:color="#ff0000" fo:font-weight="bold"/>
    </style:style>
    <style:style style:name="ce22" style:family="table-cell" style:parent-style-name="Default">
      <style:text-properties fo:color="#0047ff" fo:font-weight="bold"/>
    </style:style>
    <style:style style:name="ce23" style:family="table-cell" style:parent-style-name="Default">
      <style:text-properties fo:color="#000080" fo:font-weight="bold"/>
    </style:style>
    <style:style style:name="ce24" style:family="table-cell" style:parent-style-name="Default">
      <style:table-cell-properties style:vertical-align="middle"/>
      <style:text-properties fo:color="#00ae00" fo:font-weight="bold"/>
    </style:style>
    <style:style style:name="ce25" style:family="table-cell" style:parent-style-name="Default">
      <style:text-properties fo:color="#ff6633" fo:font-weight="bold"/>
    </style:style>
    <style:style style:name="ce26" style:family="table-cell" style:parent-style-name="Default" style:data-style-name="N84">
      <style:text-properties fo:color="#9999ff" fo:font-weight="bold"/>
    </style:style>
    <style:style style:name="ce27" style:family="table-cell" style:parent-style-name="Default" style:data-style-name="N84">
      <style:text-properties fo:color="#0047ff" fo:font-weight="bold"/>
    </style:style>
    <style:style style:name="ce28" style:family="table-cell" style:parent-style-name="Default" style:data-style-name="N84">
      <style:text-properties fo:color="#000080" fo:font-weight="bold"/>
    </style:style>
    <style:style style:name="ce29" style:family="table-cell" style:parent-style-name="Default" style:data-style-name="N84">
      <style:table-cell-properties style:vertical-align="middle"/>
      <style:text-properties fo:color="#00ae00" fo:font-weight="bold"/>
    </style:style>
    <style:style style:name="ce30" style:family="table-cell" style:parent-style-name="Default" style:data-style-name="N110">
      <style:table-cell-properties style:text-align-source="fix" style:repeat-content="false"/>
      <style:paragraph-properties fo:text-align="center" fo:margin-left="0cm"/>
      <style:text-properties fo:color="#b3b3b3" fo:font-size="12pt" fo:font-weight="bold"/>
    </style:style>
    <style:style style:name="ce31" style:family="table-cell" style:parent-style-name="Default" style:data-style-name="N110">
      <style:text-properties fo:color="#9999ff" fo:font-weight="bold"/>
    </style:style>
    <style:style style:name="ce32" style:family="table-cell" style:parent-style-name="Default" style:data-style-name="N110">
      <style:text-properties fo:color="#0047ff" fo:font-weight="bold"/>
    </style:style>
    <style:style style:name="ce33" style:family="table-cell" style:parent-style-name="Default" style:data-style-name="N110">
      <style:text-properties fo:color="#000080" fo:font-weight="bold"/>
    </style:style>
    <style:style style:name="ce34" style:family="table-cell" style:parent-style-name="Default" style:data-style-name="N110">
      <style:table-cell-properties style:vertical-align="middle"/>
      <style:text-properties fo:color="#00ae00"/>
    </style:style>
    <style:style style:name="ce35" style:family="table-cell" style:parent-style-name="Default" style:data-style-name="N110">
      <style:text-properties fo:color="#ff6633"/>
    </style:style>
    <style:style style:name="ce36" style:family="table-cell" style:parent-style-name="Default" style:data-style-name="N110">
      <style:text-properties fo:color="#ff0000"/>
    </style:style>
    <style:style style:name="ce37" style:family="table-cell" style:parent-style-name="Default">
      <style:table-cell-properties style:text-align-source="fix" style:repeat-content="false"/>
      <style:paragraph-properties fo:text-align="justify" fo:margin-left="0cm"/>
      <style:text-properties fo:font-size="12pt" fo:font-weight="bold"/>
    </style:style>
    <style:style style:name="gr1" style:family="graphic">
      <style:graphic-properties draw:ole-draw-aspect="1"/>
    </style:style>
    <style:style style:name="T1" style:family="text">
      <style:text-properties style:font-name="Courier New" style:font-name-asian="Courier New" style:font-name-complex="Courier New"/>
    </style:style>
    <style:style style:name="T2" style:family="text">
      <style:text-properties fo:font-style="italic"/>
    </style:style>
  </office:automatic-styles>
  <office:body>
    <office:spreadsheet>
      <table:table table:name="Tested programs " table:style-name="ta1" table:print="false">
        <office:forms form:automatic-focus="false" form:apply-design-mode="false"/>
        <table:table-column table:style-name="co1" table:default-cell-style-name="ce5"/>
        <table:table-column table:style-name="co2" table:default-cell-style-name="ce5"/>
        <table:table-column table:style-name="co1" table:default-cell-style-name="ce8"/>
        <table:table-column table:style-name="co3" table:default-cell-style-name="ce8"/>
        <table:table-column table:style-name="co1" table:default-cell-style-name="ce11"/>
        <table:table-row table:style-name="ro1">
          <table:table-cell table:style-name="ce1" office:value-type="string" table:number-columns-spanned="5" table:number-rows-spanned="1">
            <text:p>Informe evolutivo de la eficiencia del intérprete de TOL</text:p>
          </table:table-cell>
          <table:covered-table-cell table:style-name="ce1"/>
          <table:covered-table-cell table:number-columns-repeated="2" table:style-name="ce6"/>
          <table:covered-table-cell table:style-name="ce9"/>
        </table:table-row>
        <table:table-row table:style-name="ro2">
          <table:table-cell table:style-name="ce1" table:number-columns-repeated="2"/>
          <table:table-cell table:style-name="ce6" table:number-columns-repeated="2"/>
          <table:table-cell table:style-name="ce9"/>
        </table:table-row>
        <table:table-row table:style-name="ro3">
          <table:table-cell table:style-name="ce2" office:value-type="string" table:number-columns-spanned="5" table:number-rows-spanned="1">
            <text:p>Para poder comparar la velocidad de interpretación del lenguaje TOL en sus diferentes versiones con otros lenguajes interpretados y compilados se han escrito los siguientes programas en los lenguajes TOL, R y C, de tal forma que hagan aproximadamente lo mismo y la comparación sea lo más justa posible. Se trata simplemente de un bucle 10 veces otro bucle de 1000000 de actualizaciones de un par de variables reales, es decir, unos 20 MFLOP</text:p>
          </table:table-cell>
          <table:covered-table-cell table:style-name="ce2"/>
          <table:covered-table-cell table:number-columns-repeated="2" table:style-name="ce6"/>
          <table:covered-table-cell table:style-name="ce9"/>
        </table:table-row>
        <table:table-row table:style-name="ro4">
          <table:table-cell table:style-name="ce3" table:number-columns-repeated="2"/>
          <table:table-cell table:style-name="ce6" table:number-columns-repeated="2"/>
          <table:table-cell table:style-name="ce9"/>
        </table:table-row>
        <table:table-row table:style-name="ro4">
          <table:table-cell table:style-name="ce3" office:value-type="string">
            <text:p>TOL</text:p>
          </table:table-cell>
          <table:table-cell table:style-name="ce3"/>
          <table:table-cell table:style-name="ce6" office:value-type="string">
            <text:p>R</text:p>
          </table:table-cell>
          <table:table-cell table:style-name="ce6"/>
          <table:table-cell table:style-name="ce9" office:value-type="string">
            <text:p>Ch/C/C++</text:p>
          </table:table-cell>
        </table:table-row>
        <table:table-row table:style-name="ro5">
          <table:table-cell table:style-name="ce4" office:value-type="string" table:number-columns-spanned="1" table:number-rows-spanned="15">
            <text:p>Real time_by_million =</text:p>
            <text:p>{</text:p>
            <text:p><text:s text:c="2"/>Real t0 = Copy(Time);</text:p>
            <text:p><text:s text:c="2"/>Real i=0;</text:p>
            <text:p><text:s text:c="2"/>Real j=0;</text:p>
            <text:p><text:s text:c="2"/>Real k=0; </text:p>
            <text:p><text:s text:c="2"/>While(i&lt;10,</text:p>
            <text:p><text:s text:c="2"/>{</text:p>
            <text:p><text:s text:c="4"/>j := 0; </text:p>
            <text:p><text:s text:c="4"/>While(j&lt;1000000,</text:p>
            <text:p><text:s text:c="4"/>{ </text:p>
            <text:p><text:s text:c="6"/>k := k+1;</text:p>
            <text:p><text:s text:c="6"/>j := j+1</text:p>
            <text:p><text:s text:c="4"/>}),</text:p>
            <text:p><text:s text:c="4"/>i := i+1</text:p>
            <text:p><text:s text:c="2"/>});</text:p>
            <text:p><text:s text:c="2"/>Real t = Copy(Time)-t0;</text:p>
            <text:p><text:s text:c="2"/>WriteLn("\nt="&lt;&lt;Real(t/i));</text:p>
            <text:p><text:s text:c="2"/>t/i</text:p>
            <text:p>};</text:p>
            <text:p/>
          </table:table-cell>
          <table:table-cell table:style-name="ce4"/>
          <table:table-cell table:style-name="ce7" office:value-type="string" table:number-columns-spanned="1" table:number-rows-spanned="15">
            <text:p><text:span text:style-name="T1">time &lt;- getTime();</text:span></text:p>
            <text:p><text:span text:style-name="T1">i=0;</text:span></text:p>
            <text:p><text:span text:style-name="T1">j=0;</text:span></text:p>
            <text:p><text:span text:style-name="T1">k=0; </text:span></text:p>
            <text:p><text:span text:style-name="T1">while(i&lt;10)</text:span></text:p>
            <text:p><text:span text:style-name="T1">{</text:span></text:p>
            <text:p><text:span text:style-name="T1"><text:s text:c="2"/></text:span><text:span text:style-name="T1">i = i+1;</text:span></text:p>
            <text:p><text:span text:style-name="T1"><text:s text:c="2"/></text:span><text:span text:style-name="T1">j = 0;</text:span></text:p>
            <text:p><text:span text:style-name="T1"><text:s text:c="2"/></text:span><text:span text:style-name="T1">while(j&lt;1000000)</text:span></text:p>
            <text:p><text:span text:style-name="T1"><text:s text:c="2"/></text:span><text:span text:style-name="T1">{</text:span></text:p>
            <text:p><text:span text:style-name="T1"><text:s text:c="4"/></text:span><text:span text:style-name="T1">k = k+1;</text:span></text:p>
            <text:p><text:span text:style-name="T1"><text:s text:c="4"/></text:span><text:span text:style-name="T1">j = j+1;</text:span></text:p>
            <text:p><text:span text:style-name="T1"><text:s text:c="2"/></text:span><text:span text:style-name="T1">};</text:span></text:p>
            <text:p><text:span text:style-name="T1">};</text:span></text:p>
            <text:p><text:span text:style-name="T1">t = <text:s/>Time.now.usec - t0;</text:span></text:p>
            <text:p><text:span text:style-name="T1">time_t t = time(0)-t0;</text:span></text:p>
            <text:p><text:span text:style-name="T1">timeReport(time);</text:span></text:p>
          </table:table-cell>
          <table:table-cell table:style-name="ce7"/>
          <table:table-cell table:style-name="ce10" office:value-type="string" table:number-columns-spanned="1" table:number-rows-spanned="15">
            <text:p>#include &lt;stdio.h&gt;</text:p>
            <text:p>#include &lt;time.h&gt;</text:p>
            <text:p>int main()</text:p>
            <text:p>{</text:p>
            <text:p><text:s text:c="2"/>time_t t0 = time(0);</text:p>
            <text:p><text:s text:c="2"/>int i=0, j;</text:p>
            <text:p><text:s text:c="2"/>double k=0; </text:p>
            <text:p><text:s text:c="2"/>while(i&lt;10) </text:p>
            <text:p><text:s text:c="2"/>{</text:p>
            <text:p><text:s text:c="4"/>i = i+1;</text:p>
            <text:p><text:s text:c="4"/>j = 0;</text:p>
            <text:p><text:s text:c="4"/>while(j&lt;1000000) </text:p>
            <text:p><text:s text:c="4"/>{ </text:p>
            <text:p><text:s text:c="6"/>k = k+1;</text:p>
            <text:p><text:s text:c="6"/>j = j+1;</text:p>
            <text:p><text:s text:c="4"/>};</text:p>
            <text:p><text:s text:c="2"/>}</text:p>
            <text:p><text:s text:c="2"/>time_t t = time(0)-t0;</text:p>
            <text:p><text:s text:c="2"/>printf("\nt=%lf",(double)t/double(i));</text:p>
            <text:p><text:s text:c="2"/>return(0);</text:p>
            <text:p>}</text:p>
            <text:p/>
          </table: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row table:style-name="ro5">
          <table:covered-table-cell/>
          <table:table-cell/>
          <table:covered-table-cell/>
          <table:table-cell/>
          <table:covered-table-cell/>
        </table:table-row>
      </table:table>
      <table:table table:name="Performance" table:style-name="ta1" table:print="false">
        <office:forms form:automatic-focus="false" form:apply-design-mode="false"/>
        <table:table-column table:style-name="co5" table:default-cell-style-name="ce17"/>
        <table:table-column table:style-name="co6" table:default-cell-style-name="ce18"/>
        <table:table-column table:style-name="co7" table:default-cell-style-name="ce22"/>
        <table:table-column table:style-name="co8" table:default-cell-style-name="ce27"/>
        <table:table-column table:style-name="co9" table:default-cell-style-name="ce22"/>
        <table:table-column table:style-name="co10" table:default-cell-style-name="ce32"/>
        <table:table-column table:style-name="co4" table:default-cell-style-name="ce32"/>
        <table:table-column table:style-name="co11" table:default-cell-style-name="Default"/>
        <table:table-column table:style-name="co4" table:number-columns-repeated="5" table:default-cell-style-name="Default"/>
        <table:table-row table:style-name="ro6">
          <table:table-cell table:style-name="ce12" office:value-type="string">
            <text:p>Lenguaje</text:p>
          </table:table-cell>
          <table:table-cell table:style-name="ce12" office:value-type="string">
            <text:p>Tipo</text:p>
          </table:table-cell>
          <table:table-cell table:style-name="ce12" office:value-type="string">
            <text:p>Version</text:p>
          </table:table-cell>
          <table:table-cell table:style-name="ce12" office:value-type="string">
            <text:p>Publicación</text:p>
          </table:table-cell>
          <table:table-cell table:style-name="ce12" office:value-type="string">
            <text:p>IdLeng</text:p>
          </table:table-cell>
          <table:table-cell table:style-name="ce30" office:value-type="string">
            <text:p>Tiempo</text:p>
          </table:table-cell>
          <table:table-cell table:style-name="ce30" office:value-type="string">
            <text:p>Velocidad</text:p>
          </table:table-cell>
          <table:table-cell table:number-columns-repeated="6"/>
        </table:table-row>
        <table:table-row table:style-name="ro5">
          <table:table-cell table:style-name="ce13" office:value-type="string">
            <text:p>TOL</text:p>
          </table:table-cell>
          <table:table-cell office:value-type="string">
            <text:p>Intérprete</text:p>
          </table:table-cell>
          <table:table-cell table:style-name="ce18" office:value-type="string">
            <text:p>v.0.1.2</text:p>
          </table:table-cell>
          <table:table-cell table:style-name="ce26" office:value-type="date" office:date-value="1999-12-03">
            <text:p>1999-12-03</text:p>
          </table:table-cell>
          <table:table-cell table:style-name="ce18" table:formula="oooc:=[.A2]&amp;&quot; &quot;&amp;[.C2]" office:value-type="string" office:string-value="TOL v.0.1.2">
            <text:p>TOL v.0.1.2</text:p>
          </table:table-cell>
          <table:table-cell table:style-name="ce31" office:value-type="float" office:value="801.537">
            <text:p>801.5370</text:p>
          </table:table-cell>
          <table:table-cell table:style-name="ce31" table:formula="oooc:=20/[.F2]" office:value-type="float" office:value="0.024952060853086">
            <text:p>0.0250</text:p>
          </table:table-cell>
          <table:table-cell/>
          <table:table-cell table:style-name="ce37" office:value-type="string" table:number-columns-spanned="5" table:number-rows-spanned="12">
            <text:p>Se puede apreciar el notable crecimiento de la velocidad de TOL en las últimas versiones, así como el acercamiento al lenguaje estadístico <text:s/>R que es ahora más o menos el doble de rápido que TOL 1.1.6 mientras que hace 4 años era más de 20 veces más rápido. Algo más lejos queda Ch, un <text:s/>intérprete de C, que pasa por ser uno de los intérpretes más rápidos que existen en el mundo <text:span text:style-name="T2">open source</text:span> y se puede por tanto tomar como la cota máxima, siendo aún 5 veces más rápido que TOL.</text:p>
          </table:table-cell>
          <table:covered-table-cell table:number-columns-repeated="4"/>
        </table:table-row>
        <table:table-row table:style-name="ro5">
          <table:table-cell table:style-name="ce13" office:value-type="string">
            <text:p>TOL</text:p>
          </table:table-cell>
          <table:table-cell office:value-type="string">
            <text:p>Intérprete</text:p>
          </table:table-cell>
          <table:table-cell table:style-name="ce18" office:value-type="string">
            <text:p>v.0.1.9</text:p>
          </table:table-cell>
          <table:table-cell table:style-name="ce26" office:value-type="date" office:date-value="2003-08-23">
            <text:p>2003-08-23</text:p>
          </table:table-cell>
          <table:table-cell table:style-name="ce18" table:formula="oooc:=[.A3]&amp;&quot; &quot;&amp;[.C3]" office:value-type="string" office:string-value="TOL v.0.1.9">
            <text:p>TOL v.0.1.9</text:p>
          </table:table-cell>
          <table:table-cell table:style-name="ce31" office:value-type="float" office:value="693.75">
            <text:p>693.7500</text:p>
          </table:table-cell>
          <table:table-cell table:style-name="ce31" table:formula="oooc:=20/[.F3]" office:value-type="float" office:value="0.0288288288288288">
            <text:p>0.0288</text:p>
          </table:table-cell>
          <table:table-cell/>
          <table:covered-table-cell table:number-columns-repeated="5"/>
        </table:table-row>
        <table:table-row table:style-name="ro5">
          <table:table-cell table:style-name="ce14" office:value-type="string">
            <text:p>TOL</text:p>
          </table:table-cell>
          <table:table-cell office:value-type="string">
            <text:p>Intérprete</text:p>
          </table:table-cell>
          <table:table-cell office:value-type="string">
            <text:p>v.1.1.1</text:p>
          </table:table-cell>
          <table:table-cell office:value-type="date" office:date-value="2004-04-05">
            <text:p>2004-04-05</text:p>
          </table:table-cell>
          <table:table-cell table:formula="oooc:=[.A4]&amp;&quot; &quot;&amp;[.C4]" office:value-type="string" office:string-value="TOL v.1.1.1">
            <text:p>TOL v.1.1.1</text:p>
          </table:table-cell>
          <table:table-cell office:value-type="float" office:value="495.935">
            <text:p>495.9350</text:p>
          </table:table-cell>
          <table:table-cell table:formula="oooc:=20/[.F4]" office:value-type="float" office:value="0.0403278655468963">
            <text:p>0.0403</text:p>
          </table:table-cell>
          <table:table-cell/>
          <table:covered-table-cell table:number-columns-repeated="5"/>
        </table:table-row>
        <table:table-row table:style-name="ro5">
          <table:table-cell table:style-name="ce14" office:value-type="string">
            <text:p>TOL</text:p>
          </table:table-cell>
          <table:table-cell office:value-type="string">
            <text:p>Intérprete</text:p>
          </table:table-cell>
          <table:table-cell office:value-type="string">
            <text:p>v.1.1.2</text:p>
          </table:table-cell>
          <table:table-cell office:value-type="date" office:date-value="2004-10-29">
            <text:p>2004-10-29</text:p>
          </table:table-cell>
          <table:table-cell table:formula="oooc:=[.A5]&amp;&quot; &quot;&amp;[.C5]" office:value-type="string" office:string-value="TOL v.1.1.2">
            <text:p>TOL v.1.1.2</text:p>
          </table:table-cell>
          <table:table-cell office:value-type="float" office:value="555.78">
            <text:p>555.7800</text:p>
          </table:table-cell>
          <table:table-cell table:formula="oooc:=20/[.F5]" office:value-type="float" office:value="0.0359854618734031">
            <text:p>0.0360</text:p>
          </table:table-cell>
          <table:table-cell/>
          <table:covered-table-cell table:number-columns-repeated="5"/>
        </table:table-row>
        <table:table-row table:style-name="ro5">
          <table:table-cell table:style-name="ce14" office:value-type="string">
            <text:p>TOL</text:p>
          </table:table-cell>
          <table:table-cell office:value-type="string">
            <text:p>Intérprete</text:p>
          </table:table-cell>
          <table:table-cell office:value-type="string">
            <text:p>v.1.1.3</text:p>
          </table:table-cell>
          <table:table-cell office:value-type="date" office:date-value="2006-03-08">
            <text:p>2006-03-08</text:p>
          </table:table-cell>
          <table:table-cell table:formula="oooc:=[.A6]&amp;&quot; &quot;&amp;[.C6]" office:value-type="string" office:string-value="TOL v.1.1.3">
            <text:p>TOL v.1.1.3</text:p>
          </table:table-cell>
          <table:table-cell office:value-type="float" office:value="330.545">
            <text:p>330.5450</text:p>
          </table:table-cell>
          <table:table-cell table:formula="oooc:=20/[.F6]" office:value-type="float" office:value="0.0605061338093149">
            <text:p>0.0605</text:p>
          </table:table-cell>
          <table:table-cell/>
          <table:covered-table-cell table:number-columns-repeated="5"/>
        </table:table-row>
        <table:table-row table:style-name="ro5">
          <table:table-cell table:style-name="ce15" office:value-type="string">
            <text:p>TOL</text:p>
          </table:table-cell>
          <table:table-cell office:value-type="string">
            <text:p>Intérprete</text:p>
          </table:table-cell>
          <table:table-cell table:style-name="ce23" office:value-type="string">
            <text:p>v.1.1.4</text:p>
          </table:table-cell>
          <table:table-cell table:style-name="ce28" office:value-type="date" office:date-value="2007-01-24">
            <text:p>2007-01-24</text:p>
          </table:table-cell>
          <table:table-cell table:style-name="ce23" table:formula="oooc:=[.A7]&amp;&quot; &quot;&amp;[.C7]" office:value-type="string" office:string-value="TOL v.1.1.4">
            <text:p>TOL v.1.1.4</text:p>
          </table:table-cell>
          <table:table-cell table:style-name="ce33" office:value-type="float" office:value="200.093">
            <text:p>200.0930</text:p>
          </table:table-cell>
          <table:table-cell table:style-name="ce33" table:formula="oooc:=20/[.F7]" office:value-type="float" office:value="0.0999535216124502">
            <text:p>0.1000</text:p>
          </table:table-cell>
          <table:table-cell/>
          <table:covered-table-cell table:number-columns-repeated="5"/>
        </table:table-row>
        <table:table-row table:style-name="ro5">
          <table:table-cell table:style-name="ce15" office:value-type="string">
            <text:p>TOL</text:p>
          </table:table-cell>
          <table:table-cell office:value-type="string">
            <text:p>Intérprete</text:p>
          </table:table-cell>
          <table:table-cell table:style-name="ce23" office:value-type="string">
            <text:p>v.1.1.5</text:p>
          </table:table-cell>
          <table:table-cell table:style-name="ce28" office:value-type="date" office:date-value="2007-04-09">
            <text:p>2007-04-09</text:p>
          </table:table-cell>
          <table:table-cell table:style-name="ce23" table:formula="oooc:=[.A8]&amp;&quot; &quot;&amp;[.C8]" office:value-type="string" office:string-value="TOL v.1.1.5">
            <text:p>TOL v.1.1.5</text:p>
          </table:table-cell>
          <table:table-cell table:style-name="ce33" office:value-type="float" office:value="122.265">
            <text:p>122.2650</text:p>
          </table:table-cell>
          <table:table-cell table:style-name="ce33" table:formula="oooc:=20/[.F8]" office:value-type="float" office:value="0.163579110947532">
            <text:p>0.1636</text:p>
          </table:table-cell>
          <table:table-cell/>
          <table:covered-table-cell table:number-columns-repeated="5"/>
        </table:table-row>
        <table:table-row table:style-name="ro5">
          <table:table-cell table:style-name="ce15" office:value-type="string">
            <text:p>TOL</text:p>
          </table:table-cell>
          <table:table-cell office:value-type="string">
            <text:p>Intérprete</text:p>
          </table:table-cell>
          <table:table-cell table:style-name="ce23" office:value-type="string">
            <text:p>v.1.1.6</text:p>
          </table:table-cell>
          <table:table-cell table:style-name="ce28" office:value-type="date" office:date-value="2007-11-08">
            <text:p>2007-11-08</text:p>
          </table:table-cell>
          <table:table-cell table:style-name="ce23" table:formula="oooc:=[.A9]&amp;&quot; &quot;&amp;[.C9]" office:value-type="string" office:string-value="TOL v.1.1.6">
            <text:p>TOL v.1.1.6</text:p>
          </table:table-cell>
          <table:table-cell table:style-name="ce33" office:value-type="float" office:value="63.285">
            <text:p>63.2850</text:p>
          </table:table-cell>
          <table:table-cell table:style-name="ce33" table:formula="oooc:=20/[.F9]" office:value-type="float" office:value="0.316030654973532">
            <text:p>0.3160</text:p>
          </table:table-cell>
          <table:table-cell/>
          <table:covered-table-cell table:number-columns-repeated="5"/>
        </table:table-row>
        <table:table-row table:style-name="ro5">
          <table:table-cell table:style-name="ce16" office:value-type="string">
            <text:p>R</text:p>
          </table:table-cell>
          <table:table-cell table:style-name="ce19" office:value-type="string">
            <text:p>Intérprete</text:p>
          </table:table-cell>
          <table:table-cell table:style-name="ce24" office:value-type="string">
            <text:p>v.2.2.1</text:p>
          </table:table-cell>
          <table:table-cell table:style-name="ce29" office:value-type="date" office:date-value="2005-12-20">
            <text:p>2005-12-20</text:p>
          </table:table-cell>
          <table:table-cell table:style-name="ce24" table:formula="oooc:=[.A10]&amp;&quot; &quot;&amp;[.C10]" office:value-type="string" office:string-value="R v.2.2.1">
            <text:p>R v.2.2.1</text:p>
          </table:table-cell>
          <table:table-cell table:style-name="ce34" office:value-type="float" office:value="30">
            <text:p>30.0000</text:p>
          </table:table-cell>
          <table:table-cell table:style-name="ce34" table:formula="oooc:=20/[.F10]" office:value-type="float" office:value="0.666666666666667">
            <text:p>0.6667</text:p>
          </table:table-cell>
          <table:table-cell/>
          <table:covered-table-cell table:number-columns-repeated="5"/>
        </table:table-row>
        <table:table-row table:style-name="ro5">
          <table:table-cell office:value-type="string">
            <text:p>Ch</text:p>
          </table:table-cell>
          <table:table-cell table:style-name="ce19" office:value-type="string">
            <text:p>Intérprete</text:p>
          </table:table-cell>
          <table:table-cell table:style-name="ce25"/>
          <table:table-cell table:style-name="ce25"/>
          <table:table-cell table:style-name="ce25" table:formula="oooc:=[.A11]&amp;&quot; &quot;&amp;[.C11]" office:value-type="string" office:string-value="Ch ">
            <text:p>Ch </text:p>
          </table:table-cell>
          <table:table-cell table:style-name="ce35" office:value-type="float" office:value="12">
            <text:p>12.0000</text:p>
          </table:table-cell>
          <table:table-cell table:style-name="ce35" table:formula="oooc:=20/[.F11]" office:value-type="float" office:value="1.66666666666667">
            <text:p>1.6667</text:p>
          </table:table-cell>
          <table:table-cell/>
          <table:covered-table-cell table:number-columns-repeated="5"/>
        </table:table-row>
        <table:table-row table:style-name="ro5">
          <table:table-cell office:value-type="string">
            <text:p>C/C++</text:p>
          </table:table-cell>
          <table:table-cell table:style-name="ce20" office:value-type="string">
            <text:p>Compilador</text:p>
          </table:table-cell>
          <table:table-cell table:style-name="ce20" office:value-type="string">
            <text:p>Depuración</text:p>
          </table:table-cell>
          <table:table-cell table:style-name="ce20"/>
          <table:table-cell table:style-name="ce20" table:formula="oooc:=[.A12]&amp;&quot; &quot;&amp;[.C12]" office:value-type="string" office:string-value="C/C++ Depuración">
            <text:p>C/C++ Depuración</text:p>
          </table:table-cell>
          <table:table-cell table:style-name="ce36" office:value-type="float" office:value="0.11">
            <text:p>0.1100</text:p>
          </table:table-cell>
          <table:table-cell table:style-name="ce36" table:formula="oooc:=20/[.F12]" office:value-type="float" office:value="181.818181818182">
            <text:p>181.8182</text:p>
          </table:table-cell>
          <table:table-cell/>
          <table:covered-table-cell table:number-columns-repeated="5"/>
        </table:table-row>
        <table:table-row table:style-name="ro5">
          <table:table-cell office:value-type="string">
            <text:p>C/C++</text:p>
          </table:table-cell>
          <table:table-cell table:style-name="ce20" office:value-type="string">
            <text:p>Compilador</text:p>
          </table:table-cell>
          <table:table-cell table:style-name="ce21" office:value-type="string">
            <text:p>Optimizado</text:p>
          </table:table-cell>
          <table:table-cell table:style-name="ce21"/>
          <table:table-cell table:style-name="ce21" table:formula="oooc:=[.A13]&amp;&quot; &quot;&amp;[.C13]" office:value-type="string" office:string-value="C/C++ Optimizado">
            <text:p>C/C++ Optimizado</text:p>
          </table:table-cell>
          <table:table-cell table:style-name="ce36" office:value-type="float" office:value="0.02">
            <text:p>0.0200</text:p>
          </table:table-cell>
          <table:table-cell table:style-name="ce36" table:formula="oooc:=20/[.F13]" office:value-type="float" office:value="1000">
            <text:p>1000.0000</text:p>
          </table:table-cell>
          <table:table-cell/>
          <table:covered-table-cell table:number-columns-repeated="5"/>
        </table:table-row>
        <table:table-row table:style-name="ro7">
          <table:table-cell>
            <draw:frame table:end-cell-address="Performance.M41" table:end-x="2.17cm" table:end-y="0.348cm" draw:z-index="0" draw:style-name="gr1" svg:width="29.725cm" svg:height="12.198cm" svg:x="0.056cm" svg:y="0.232cm">
              <draw:object draw:notify-on-update-of-ranges="Performance.E1:Performance.E11 Performance.G1:Performance.G11" xlink:href="./Object 1" xlink:type="simple" xlink:show="embed" xlink:actuate="onLoad"/>
              <draw:image xlink:href="./ObjectReplacements/Object 1" xlink:type="simple" xlink:show="embed" xlink:actuate="onLoad"/>
            </draw:frame>
          </table:table-cell>
          <table:table-cell table:style-name="ce21" table:number-columns-repeated="4"/>
          <table:table-cell table:style-name="ce36" table:number-columns-repeated="2"/>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number:currency-symbol>
    </number:currency-style>
    <number:currency-style style:name="N108">
      <style:text-properties fo:color="#ff0000"/>
      <number:text>-</number:text>
      <number:number number:decimal-places="2" number:min-integer-digits="1" number:grouping="true"/>
      <number:text> </number:text>
      <number:currency-symbol>€</number:currency-symbol>
      <style:map style:condition="value()&gt;=0" style:apply-style-name="N108P0"/>
    </number:currency-style>
    <number:currency-style style:name="N106P0" style:volatile="true">
      <number:currency-symbol number:language="en" number:country="IE">€</number:currency-symbol>
      <number:number number:decimal-places="2" number:min-integer-digits="1" number:grouping="true"/>
    </number:currency-style>
    <number:currency-style style:name="N106">
      <style:text-properties fo:color="#ff0000"/>
      <number:text>-</number:text>
      <number:currency-symbol number:language="en" number:country="IE">€</number:currency-symbol>
      <number:number number:decimal-places="2" number:min-integer-digits="1" number:grouping="true"/>
      <style:map style:condition="value()&gt;=0" style:apply-style-name="N106P0"/>
    </number:currency-style>
    <number:number-style style:name="N110">
      <number:number number:decimal-places="4" number:min-integer-digits="1"/>
    </number:number-style>
    <number:number-style style:name="N111">
      <number:number number:decimal-places="1" number:min-integer-digits="1"/>
    </number:number-style>
    <number:number-style style:name="N112">
      <number:number number:decimal-places="3" number:min-integer-digits="1"/>
    </number:number-style>
    <number:number-style style:name="N113">
      <number:number number:decimal-places="5" number:min-integer-digits="1"/>
    </number:number-style>
    <number:number-style style:name="N114">
      <number:number number:decimal-places="6" number:min-integer-digits="1"/>
    </number:number-style>
    <number:number-style style:name="N115">
      <number:number number:decimal-places="7" number:min-integer-digits="1"/>
    </number:number-style>
    <number:number-style style:name="N116">
      <number:number number:decimal-places="8" number:min-integer-digits="1"/>
    </number:number-style>
    <number:percentage-style style:name="N117">
      <number:number number:decimal-places="6" number:min-integer-digits="1"/>
      <number:text>%</number:text>
    </number:percentage-style>
    <number:percentage-style style:name="N118">
      <number:number number:decimal-places="4"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page-width="29.7cm" fo:page-height="21.001cm" style:num-format="1" style:print-orientation="landscape" fo:margin-top="1.199cm" fo:margin-bottom="1.199cm" fo:margin-left="1.199cm" fo:margin-right="1.199cm" style:scale-to-pages="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region-left>
          <text:p><text:title>???</text:title></text:p>
        </style:region-left>
        <style:region-center>
          <text:p><text:sheet-name>???</text:sheet-name></text:p>
        </style:region-center>
      </style:header>
      <style:header-left style:display="false"/>
      <style:footer>
        <style:region-left>
          <text:p><text:date style:data-style-name="N2" text:date-value="2007-11-12">12/11/2007</text:date></text:p>
        </style:region-left>
        <style:region-center>
          <text:p>Página <text:page-number>1</text:page-number></text:p>
        </style:region-center>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1-12">12/11/2007</text:date>, <text:time>10:30:5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4-09T16:33:51</meta:creation-date>
    <dc:creator>Víctor de Buen Remiro</dc:creator>
    <dc:date>2007-11-12T10:30:56</dc:date>
    <dc:language>es-ES</dc:language>
    <meta:editing-cycles>21</meta:editing-cycles>
    <meta:editing-duration>PT10H24M27S</meta:editing-duration>
    <meta:user-defined meta:name="Info 1"/>
    <meta:user-defined meta:name="Info 2"/>
    <meta:user-defined meta:name="Info 3"/>
    <meta:user-defined meta:name="Info 4"/>
    <meta:document-statistic meta:table-count="2" meta:cell-count="9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0">
      <number:number number:decimal-places="4"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9.7999992370605pt" style:font-family-asian="'Lucida Sans Unicode'" style:font-family-generic-asian="system" style:font-pitch-asian="variable" style:font-size-asian="19.7999992370605pt" style:font-family-complex="Tahoma" style:font-family-generic-complex="system" style:font-pitch-complex="variable" style:font-size-complex="19.799999237060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10.6999998092651pt" style:font-family-asian="'Lucida Sans Unicode'" style:font-family-generic-asian="system" style:font-pitch-asian="variable" style:font-size-asian="10.6999998092651pt" style:font-family-complex="Tahoma" style:font-family-generic-complex="system" style:font-pitch-complex="variable" style:font-size-complex="10.6999998092651pt"/>
    </style:style>
    <style:style style:name="ch5" style:family="chart">
      <style:chart-properties style:direction="ltr"/>
      <style:graphic-properties draw:stroke="none" draw:fill="none" draw:fill-color="#ffffff"/>
      <style:text-properties fo:font-family="Arial" style:font-family-generic="swiss" style:font-pitch="variable" fo:font-size="13.6999998092651pt" style:font-family-asian="'Lucida Sans Unicode'" style:font-family-generic-asian="system" style:font-pitch-asian="variable" style:font-size-asian="13.6999998092651pt" style:font-family-complex="Tahoma" style:font-family-generic-complex="system" style:font-pitch-complex="variable" style:font-size-complex="13.6999998092651pt"/>
    </style:style>
    <style:style style:name="ch6" style:family="chart" style:data-style-name="N1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6999998092651pt" style:font-family-asian="'Lucida Sans Unicode'" style:font-family-generic-asian="system" style:font-pitch-asian="variable" style:font-size-asian="10.6999998092651pt" style:font-family-complex="Tahoma" style:font-family-generic-complex="system" style:font-pitch-complex="variable" style:font-size-complex="10.6999998092651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9.10000038146973pt" style:font-family-asian="'Lucida Sans Unicode'" style:font-family-generic-asian="system" style:font-pitch-asian="variable" style:font-size-asian="9.10000038146973pt" style:font-family-complex="Tahoma" style:font-family-generic-complex="system" style:font-pitch-complex="variable" style:font-size-complex="9.10000038146973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27.86cm" svg:height="10.676cm" chart:class="chart:bar" chart:style-name="ch1">
        <chart:title svg:x="2.211cm" svg:y="0.212cm" chart:style-name="ch2">
          <text:p>Evolución de la velocidad de TOL y comparación con los intérpretes R y Ch</text:p>
        </chart:title>
        <chart:plot-area chart:style-name="ch3" table:cell-range-address="Performance.$E$1:.$E$11 Performance.$G$1:.$G$11" chart:data-source-has-labels="both" chart:table-number-list="1 1" svg:x="0.556cm" svg:y="1.415cm" svg:width="26.748cm" svg:height="9.049cm">
          <chart:axis chart:dimension="x" chart:name="primary-x" chart:style-name="ch4">
            <chart:title svg:x="14.081cm" svg:y="9.913cm" chart:style-name="ch5">
              <text:p>Lenguaje</text:p>
            </chart:title>
            <chart:categories table:cell-range-address="local-table.A2:.A11"/>
          </chart:axis>
          <chart:axis chart:dimension="y" chart:name="primary-y" chart:style-name="ch6">
            <chart:title svg:x="0.556cm" svg:y="6.14cm" chart:style-name="ch5">
              <text:p>MFlop/seg</text:p>
            </chart:title>
            <chart:grid chart:class="major"/>
          </chart:axis>
          <chart:series chart:style-name="ch7">
            <chart:data-point chart:repeated="1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Velocidad</text:p>
              </table:table-cell>
            </table:table-row>
          </table:table-header-rows>
          <table:table-rows>
            <table:table-row>
              <table:table-cell office:value-type="string">
                <text:p>TOL v.0.1.2</text:p>
              </table:table-cell>
              <table:table-cell office:value-type="float" office:value="0.024952060853086">
                <text:p>0.024952060853086</text:p>
              </table:table-cell>
            </table:table-row>
            <table:table-row>
              <table:table-cell office:value-type="string">
                <text:p>TOL v.0.1.9</text:p>
              </table:table-cell>
              <table:table-cell office:value-type="float" office:value="0.0288288288288288">
                <text:p>0.0288288288288288</text:p>
              </table:table-cell>
            </table:table-row>
            <table:table-row>
              <table:table-cell office:value-type="string">
                <text:p>TOL v.1.1.1</text:p>
              </table:table-cell>
              <table:table-cell office:value-type="float" office:value="0.0403278655468963">
                <text:p>0.0403278655468963</text:p>
              </table:table-cell>
            </table:table-row>
            <table:table-row>
              <table:table-cell office:value-type="string">
                <text:p>TOL v.1.1.2</text:p>
              </table:table-cell>
              <table:table-cell office:value-type="float" office:value="0.0359854618734031">
                <text:p>0.0359854618734031</text:p>
              </table:table-cell>
            </table:table-row>
            <table:table-row>
              <table:table-cell office:value-type="string">
                <text:p>TOL v.1.1.3</text:p>
              </table:table-cell>
              <table:table-cell office:value-type="float" office:value="0.0605061338093149">
                <text:p>0.0605061338093149</text:p>
              </table:table-cell>
            </table:table-row>
            <table:table-row>
              <table:table-cell office:value-type="string">
                <text:p>TOL v.1.1.4</text:p>
              </table:table-cell>
              <table:table-cell office:value-type="float" office:value="0.0999535216124502">
                <text:p>0.0999535216124502</text:p>
              </table:table-cell>
            </table:table-row>
            <table:table-row>
              <table:table-cell office:value-type="string">
                <text:p>TOL v.1.1.5</text:p>
              </table:table-cell>
              <table:table-cell office:value-type="float" office:value="0.163579110947532">
                <text:p>0.163579110947532</text:p>
              </table:table-cell>
            </table:table-row>
            <table:table-row>
              <table:table-cell office:value-type="string">
                <text:p>TOL v.1.1.6</text:p>
              </table:table-cell>
              <table:table-cell office:value-type="float" office:value="0.316030654973532">
                <text:p>0.316030654973532</text:p>
              </table:table-cell>
            </table:table-row>
            <table:table-row>
              <table:table-cell office:value-type="string">
                <text:p>R v.2.2.1</text:p>
              </table:table-cell>
              <table:table-cell office:value-type="float" office:value="0.666666666666667">
                <text:p>0.666666666666667</text:p>
              </table:table-cell>
            </table:table-row>
            <table:table-row>
              <table:table-cell office:value-type="string">
                <text:p>Ch </text:p>
              </table:table-cell>
              <table:table-cell office:value-type="float" office:value="1.66666666666667">
                <text:p>1.66666666666667</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